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1/exit-protocol" office:name=""><text:span text:style-name="Definition">https://blueprint.ecohubs.community/articles/rcos-templates/layer-1/exit-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6-exit-and-separation" office:name=""><text:span text:style-name="Definition">§3.6</text:span></text:a>, <text:a xlink:type="simple" xlink:href="https://blueprint.ecohubs.community/articles/rcos-core/v0-1/layer-1-membership-system#37-suspension-and-temporary-status" office:name=""><text:span text:style-name="Definition">§3.7</text:span></text:a>, <text:a xlink:type="simple" xlink:href="https://blueprint.ecohubs.community/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1</text:span></text:span></text:a><text:span text:style-name="T2">, </text:span><text:a xlink:type="simple" xlink:href="https://blueprint.ecohubs.community/articles/rcos-core/v0-1/layer-1-membership-system#36-exit-and-separation" office:name=""><text:span text:style-name="Definition"><text:span text:style-name="T2">3.6.2</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3"><text:span text:style-name="T1">Rationale — Why make leaving frictionless</text:span></text:p>
      <text:p text:style-name="P3">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4"><text:span text:style-name="T1">Instructions — How to fill this in</text:span></text:p>
      <text:p text:style-name="P4">Describe the channel for submitting exit, time-to-revocation of access, what records are retained, and the resulting state transition.</text:p>
      <text:list text:style-name="L3">
        <text:list-item>
          <text:p text:style-name="P5"><text:span text:style-name="T2">&lt;How a member submits a voluntary exit; reasons optional.&gt;</text:span></text:p>
        </text:list-item>
        <text:list-item>
          <text:p text:style-name="P5"><text:span text:style-name="T2">&lt;Notice period or handover expectation, if any.&gt;</text:span></text:p>
        </text:list-item>
        <text:list-item>
          <text:p text:style-name="P5"><text:span text:style-name="T2">&lt;Time-to-revocation of access (e.g. within 24 hours of confirmation).&gt;</text:span></text:p>
        </text:list-item>
        <text:list-item>
          <text:p text:style-name="P5"><text:span text:style-name="T2">&lt;What is retained — contribution history, recognition records — and what is removed.&gt;</text:span></text:p>
        </text:list-item>
        <text:list-item>
          <text:p text:style-name="P5"><text:span text:style-name="T2">&lt;Resulting state transition (e.g. to Exited Member).&gt;</text:span></text:p>
        </text:list-item>
        <text:list-item>
          <text:p text:style-name="P5"/>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3</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6"><text:span text:style-name="T1">Rationale — Why gate removal behind Layer 4</text:span></text:p>
      <text:p text:style-name="P6">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7"><text:span text:style-name="T1">Instructions — How to fill this in</text:span></text:p>
      <text:p text:style-name="P7">State that forced exit can only follow a concluded Layer 4 accountability process. Define notification, access revocation, retained records, re-application block, and decision-record privacy.</text:p>
      <text:list text:style-name="L4">
        <text:list-item>
          <text:p text:style-name="P8"><text:span text:style-name="T2">&lt;Forced exit may only result from a concluded Layer 4 accountability process with a documented decision.&gt;</text:span></text:p>
        </text:list-item>
        <text:list-item>
          <text:p text:style-name="P8"/>
        </text:list-item>
        <text:list-item>
          <text:p text:style-name="P8"><text:span text:style-name="T2">&lt;Time-to-revocation of access (e.g. within 24 hours of decision).&gt;</text:span></text:p>
        </text:list-item>
        <text:list-item>
          <text:p text:style-name="P8"><text:span text:style-name="T2">&lt;What is retained, what is removed.&gt;</text:span></text:p>
        </text:list-item>
        <text:list-item>
          <text:p text:style-name="P8"><text:span text:style-name="T2">&lt;Re-application block (minimum duration, set by accountability decision; reference Layer 4).&gt;</text:span></text:p>
        </text:list-item>
        <text:list-item>
          <text:p text:style-name="P8"><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articles/rcos-core/v0-1/layer-1-membership-system#37-suspension-and-temporary-status" office:name=""><text:span text:style-name="Definition"><text:span text:style-name="T2">3.7.1</text:span></text:span></text:a><text:span text:style-name="T2">, </text:span><text:a xlink:type="simple" xlink:href="https://blueprint.ecohubs.community/articles/rcos-core/v0-1/layer-1-membership-system#37-suspension-and-temporary-status" office:name=""><text:span text:style-name="Definition"><text:span text:style-name="T2">3.7.2</text:span></text:span></text:a><text:span text:style-name="T2">, </text:span><text:a xlink:type="simple" xlink:href="https://blueprint.ecohubs.community/articles/rcos-core/v0-1/layer-1-membership-system#37-suspension-and-temporary-status" office:name=""><text:span text:style-name="Definition"><text:span text:style-name="T2">3.7.3</text:span></text:span></text:a></text:p>
      <text:p text:style-name="P9"><text:span text:style-name="T1">Rationale — Why design suspension carefully or not at all</text:span></text:p>
      <text:p text:style-name="P9">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0"><text:span text:style-name="T1">Instructions — How to fill this in</text:span></text:p>
      <text:p text:style-name="P10">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articles/rcos-core/v0-1/layer-1-membership-system#36-exit-and-separation" office:name=""><text:span text:style-name="Definition"><text:span text:style-name="T2">3.6.5</text:span></text:span></text:a></text:p>
      <text:p text:style-name="P11"><text:span text:style-name="T1">Rationale — Why enumerate separation steps</text:span></text:p>
      <text:p text:style-name="P11">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2"><text:span text:style-name="T1">Instructions — How to fill this in</text:span></text:p>
      <text:p text:style-name="P12">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3"/>
        </text:list-item>
        <text:list-item>
          <text:p text:style-name="P13"/>
        </text:list-item>
        <text:list-item>
          <text:p text:style-name="P13"><text:span text:style-name="T2">&lt;Treasury / wallet / signing access must be removed.&gt;</text:span></text:p>
        </text:list-item>
        <text:list-item>
          <text:p text:style-name="P13"/>
        </text:list-item>
        <text:list-item>
          <text:p text:style-name="P13"/>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Exit &amp; Separation Protocol</meta:user-defined>
  </office:meta>
</office:document-meta>
</file>